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19.09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able-cell-properties fo:background-color="#00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cccc"/>
    </style:style>
    <style:style style:name="ce7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errada corrrectamente</text:p>
          </table:table-cell>
          <table:table-cell table:style-name="ce1" office:value-type="string">
            <text:p>solucion</text:p>
          </table:table-cell>
          <table:table-cell table:style-name="ce6" table:number-columns-repeated="1021"/>
        </table:table-row>
        <table:table-row table:style-name="ro1">
          <table:table-cell table:style-name="ce2" office:value-type="float" office:value="91088">
            <text:p>91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92340">
            <text:p>9234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1">
          <table:table-cell office:value-type="float" office:value="92350">
            <text:p>92350</text:p>
          </table:table-cell>
          <table:table-cell office:value-type="string">
            <text:p>SI</text:p>
          </table:table-cell>
          <table:table-cell office:value-type="string">
            <text:p>Corregido el problema en sad 2.10.1</text:p>
          </table:table-cell>
          <table:table-cell table:number-columns-repeated="1021"/>
        </table:table-row>
        <table:table-row table:style-name="ro2">
          <table:table-cell office:value-type="float" office:value="95474">
            <text:p>95474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1">
          <table:table-cell office:value-type="float" office:value="96114">
            <text:p>96114</text:p>
          </table:table-cell>
          <table:table-cell office:value-type="string">
            <text:p>NO</text:p>
          </table:table-cell>
          <table:table-cell office:value-type="string">
            <text:p>Se cierra porque no se puede ejecutar el workaround suministrado debido a que al usuario le ha ocurrido otro error</text:p>
          </table:table-cell>
          <table:table-cell table:number-columns-repeated="1021"/>
        </table:table-row>
        <table:table-row table:style-name="ro2">
          <table:table-cell office:value-type="float" office:value="100433">
            <text:p>10043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1135">
            <text:p>101135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1">
          <table:table-cell office:value-type="float" office:value="101372">
            <text:p>101372</text:p>
          </table:table-cell>
          <table:table-cell office:value-type="string">
            <text:p>SI</text:p>
          </table:table-cell>
          <table:table-cell office:value-type="string">
            <text:p>Se trata el mismo problema en el ticket 100433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471">
            <text:p>10147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1504">
            <text:p>1015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1531">
            <text:p>10153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548">
            <text:p>10154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1570">
            <text:p>1015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1686">
            <text:p>101686</text:p>
          </table:table-cell>
          <table:table-cell office:value-type="string">
            <text:p>SI</text:p>
          </table:table-cell>
          <table:table-cell office:value-type="string">
            <text:p>Se crea Ticket TEO 2239 para corregir el error (planificado para versión 2.12.0)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895">
            <text:p>1018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 (Relacionada con 102094)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983">
            <text:p>10198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realizan cambios en el servidor , pero no se tiene confirmación por parte del usuario de que está resuelto el problema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1999">
            <text:p>10199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2094">
            <text:p>102094</text:p>
          </table:table-cell>
          <table:table-cell office:value-type="string">
            <text:p>SI</text:p>
          </table:table-cell>
          <table:table-cell office:value-type="string">
            <text:p>Dependiente de la 101531</text:p>
          </table:table-cell>
          <table:table-cell table:number-columns-repeated="1021"/>
        </table:table-row>
        <table:table-row table:style-name="ro1">
          <table:table-cell office:value-type="float" office:value="102096">
            <text:p>102096</text:p>
          </table:table-cell>
          <table:table-cell office:value-type="string">
            <text:p>SI</text:p>
          </table:table-cell>
          <table:table-cell office:value-type="string">
            <text:p>Se trata el mismo problema en el ticket 101531</text:p>
          </table:table-cell>
          <table:table-cell table:number-columns-repeated="1021"/>
        </table:table-row>
        <table:table-row table:style-name="ro2">
          <table:table-cell office:value-type="float" office:value="102461">
            <text:p>10246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594">
            <text:p>102594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style-name="ce5" table:number-columns-repeated="1021"/>
        </table:table-row>
        <table:table-row table:style-name="ro2">
          <table:table-cell table:style-name="ce5" office:value-type="float" office:value="102595">
            <text:p>1025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El usuario no indica que esté conforme con el cierre. No se da solución a la visualización de la cita</text:p>
          </table:table-cell>
          <table:table-cell table:number-columns-repeated="1021"/>
        </table:table-row>
        <table:table-row table:style-name="ro2">
          <table:table-cell office:value-type="float" office:value="102610">
            <text:p>10261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2686">
            <text:p>102686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2995">
            <text:p>10299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style-name="ce5" table:number-columns-repeated="1021"/>
        </table:table-row>
        <table:table-row table:style-name="ro2">
          <table:table-cell table:style-name="ce4" office:value-type="float" office:value="103253">
            <text:p>10325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falta de documentación</text:p>
          </table:table-cell>
          <table:table-cell table:number-columns-repeated="1021"/>
        </table:table-row>
        <table:table-row table:style-name="ro1">
          <table:table-cell office:value-type="float" office:value="103592">
            <text:p>103592</text:p>
          </table:table-cell>
          <table:table-cell office:value-type="string">
            <text:p>SI</text:p>
          </table:table-cell>
          <table:table-cell office:value-type="string">
            <text:p>Bug detectado que se corregirá en la versión 2,12,0</text:p>
          </table:table-cell>
          <table:table-cell table:number-columns-repeated="1021"/>
        </table:table-row>
        <table:table-row table:style-name="ro1">
          <table:table-cell office:value-type="float" office:value="103683">
            <text:p>103683</text:p>
          </table:table-cell>
          <table:table-cell office:value-type="string">
            <text:p>SI</text:p>
          </table:table-cell>
          <table:table-cell office:value-type="string">
            <text:p>Se cierra porque es in bug conocido del CSA que se corrige en la versión 2.11.1 </text:p>
          </table:table-cell>
          <table:table-cell table:number-columns-repeated="1021"/>
        </table:table-row>
        <table:table-row table:style-name="ro2">
          <table:table-cell office:value-type="float" office:value="103869">
            <text:p>1038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3892">
            <text:p>103892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1">
          <table:table-cell office:value-type="float" office:value="103921">
            <text:p>103921</text:p>
          </table:table-cell>
          <table:table-cell office:value-type="string">
            <text:p>SI</text:p>
          </table:table-cell>
          <table:table-cell office:value-type="string">
            <text:p>Se cierra por duplicidad de ticket ( El problema se trata en el ticket 103913)</text:p>
          </table:table-cell>
          <table:table-cell table:number-columns-repeated="1021"/>
        </table:table-row>
        <table:table-row table:style-name="ro2">
          <table:table-cell office:value-type="float" office:value="103950">
            <text:p>10395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3986">
            <text:p>103986</text:p>
          </table:table-cell>
          <table:table-cell office:value-type="string">
            <text:p>SI</text:p>
          </table:table-cell>
          <table:table-cell table:style-name="ce2" office:value-type="string">
            <text:p>El problema raíz es la gestión incorrecta de conexiones, que va en la versión 2.11.1 </text:p>
          </table:table-cell>
          <table:table-cell table:number-columns-repeated="1021"/>
        </table:table-row>
        <table:table-row table:style-name="ro1">
          <table:table-cell table:style-name="ce2" office:value-type="float" office:value="104024">
            <text:p>10402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4028">
            <text:p>104028</text:p>
          </table:table-cell>
          <table:table-cell office:value-type="string">
            <text:p>SI</text:p>
          </table:table-cell>
          <table:table-cell office:value-type="string">
            <text:p>Se trata el mismo problema en el ticket 103950</text:p>
          </table:table-cell>
          <table:table-cell table:number-columns-repeated="1021"/>
        </table:table-row>
        <table:table-row table:style-name="ro2">
          <table:table-cell office:value-type="float" office:value="104087">
            <text:p>104087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5" table:number-columns-repeated="1021"/>
        </table:table-row>
        <table:table-row table:style-name="ro2">
          <table:table-cell office:value-type="float" office:value="104088">
            <text:p>1040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4" office:value-type="float" office:value="104103">
            <text:p>10410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129">
            <text:p>104129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4251">
            <text:p>104251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4680">
            <text:p>10468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4739">
            <text:p>10473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002">
            <text:p>105002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5294">
            <text:p>10529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00">
            <text:p>1053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323">
            <text:p>105323</text:p>
          </table:table-cell>
          <table:table-cell office:value-type="string">
            <text:p>SI</text:p>
          </table:table-cell>
          <table:table-cell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5475">
            <text:p>10547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659">
            <text:p>1056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31">
            <text:p>1059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5947">
            <text:p>105947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6048">
            <text:p>10604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office:value-type="float" office:value="106179">
            <text:p>106179</text:p>
          </table:table-cell>
          <table:table-cell office:value-type="string">
            <text:p>SI</text:p>
          </table:table-cell>
          <table:table-cell table:style-name="ce2" office:value-type="string">
            <text:p>Error conocido que se corrige en la versión 2.10.1 </text:p>
          </table:table-cell>
          <table:table-cell table:number-columns-repeated="1021"/>
        </table:table-row>
        <table:table-row table:style-name="ro2">
          <table:table-cell office:value-type="float" office:value="106204">
            <text:p>10620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style-name="ce5" table:number-columns-repeated="1021"/>
        </table:table-row>
        <table:table-row table:style-name="ro2">
          <table:table-cell office:value-type="float" office:value="106270">
            <text:p>10627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table:style-name="ce5" office:value-type="float" office:value="106305">
            <text:p>10630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Se cierra por inactividad del usuario</text:p>
          </table:table-cell>
          <table:table-cell table:number-columns-repeated="1021"/>
        </table:table-row>
        <table:table-row table:style-name="ro2">
          <table:table-cell office:value-type="float" office:value="106372">
            <text:p>10637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544">
            <text:p>1065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789">
            <text:p>106789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06983">
            <text:p>106983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6990">
            <text:p>106990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3">
            <text:p>107003</text:p>
          </table:table-cell>
          <table:table-cell office:value-type="string">
            <text:p>SI</text:p>
          </table:table-cell>
          <table:table-cell office:value-type="string">
            <text:p>Se aporta una solución, pero el usuario no certifica que le funciona correctamente</text:p>
          </table:table-cell>
          <table:table-cell table:number-columns-repeated="1021"/>
        </table:table-row>
        <table:table-row table:style-name="ro2">
          <table:table-cell office:value-type="float" office:value="107006">
            <text:p>10700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567">
            <text:p>107567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07611">
            <text:p>10761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7630">
            <text:p>1076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479">
            <text:p>10847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08482">
            <text:p>10848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508">
            <text:p>10850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41">
            <text:p>10874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8751">
            <text:p>10875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076">
            <text:p>10907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09131">
            <text:p>10913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474">
            <text:p>10947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09594">
            <text:p>109594</text:p>
          </table:table-cell>
          <table:table-cell office:value-type="string">
            <text:p>SI</text:p>
          </table:table-cell>
          <table:table-cell office:value-type="string">
            <text:p>Se resuelve la incidencia (Funciona IOS 8.1.2)</text:p>
          </table:table-cell>
          <table:table-cell table:number-columns-repeated="1021"/>
        </table:table-row>
        <table:table-row table:style-name="ro1">
          <table:table-cell office:value-type="float" office:value="109596">
            <text:p>109596</text:p>
          </table:table-cell>
          <table:table-cell office:value-type="string">
            <text:p>SI</text:p>
          </table:table-cell>
          <table:table-cell office:value-type="string">
            <text:p>Se trata el mismo problema en el ticket 109594</text:p>
          </table:table-cell>
          <table:table-cell table:number-columns-repeated="1021"/>
        </table:table-row>
        <table:table-row table:style-name="ro2">
          <table:table-cell office:value-type="float" office:value="109888">
            <text:p>109888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0302">
            <text:p>11030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19">
            <text:p>11101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1020">
            <text:p>111020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2">
          <table:table-cell office:value-type="float" office:value="111318">
            <text:p>111318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1">
          <table:table-cell office:value-type="float" office:value="111319">
            <text:p>111319</text:p>
          </table:table-cell>
          <table:table-cell office:value-type="string">
            <text:p>NO</text:p>
          </table:table-cell>
          <table:table-cell office:value-type="string">
            <text:p>No hay homologación con IOS8</text:p>
          </table:table-cell>
          <table:table-cell table:number-columns-repeated="1021"/>
        </table:table-row>
        <table:table-row table:style-name="ro2">
          <table:table-cell office:value-type="float" office:value="111922">
            <text:p>11192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59">
            <text:p>11225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266">
            <text:p>11226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690">
            <text:p>11269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764">
            <text:p>11276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2807">
            <text:p>112807</text:p>
          </table:table-cell>
          <table:table-cell office:value-type="string">
            <text:p>SI</text:p>
          </table:table-cell>
          <table:table-cell office:value-type="string">
            <text:p>Anulada</text:p>
          </table:table-cell>
          <table:table-cell table:number-columns-repeated="1021"/>
        </table:table-row>
        <table:table-row table:style-name="ro1">
          <table:table-cell office:value-type="float" office:value="112945">
            <text:p>112945</text:p>
          </table:table-cell>
          <table:table-cell office:value-type="string">
            <text:p>SI</text:p>
          </table:table-cell>
          <table:table-cell office:value-type="string">
            <text:p>Ticket de paso a producción de AGATA</text:p>
          </table:table-cell>
          <table:table-cell table:number-columns-repeated="1021"/>
        </table:table-row>
        <table:table-row table:style-name="ro1">
          <table:table-cell table:style-name="ce2" office:value-type="float" office:value="113125">
            <text:p>11312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355">
            <text:p>113355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669">
            <text:p>113669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700">
            <text:p>11370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832">
            <text:p>113832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881">
            <text:p>113881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3930">
            <text:p>113930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1">
          <table:table-cell table:style-name="ce2" office:value-type="float" office:value="114039">
            <text:p>114039</text:p>
          </table:table-cell>
          <table:table-cell office:value-type="string">
            <text:p>SI</text:p>
          </table:table-cell>
          <table:table-cell office:value-type="string">
            <text:p>Error puntual que no se vuelve a reproducir</text:p>
          </table:table-cell>
          <table:table-cell table:number-columns-repeated="1021"/>
        </table:table-row>
        <table:table-row table:style-name="ro2">
          <table:table-cell office:value-type="float" office:value="114186">
            <text:p>114186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>
          <table:table-cell office:value-type="float" office:value="114444">
            <text:p>114444</text:p>
          </table:table-cell>
          <table:table-cell office:value-type="string">
            <text:p>SI</text:p>
          </table:table-cell>
          <table:table-cell office:value-type="string">
            <text:p>Se resuelve la incidencia</text:p>
          </table:table-cell>
          <table:table-cell table:number-columns-repeated="1021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1024" table:default-cell-style-name="ce3"/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19h </text:p>
          </table:table-cell>
          <table:table-cell table:style-name="ce2" office:value-type="float" office:value="114444">
            <text:p>11444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Petición de subida ...</text:p>
          </table:table-cell>
          <table:table-cell table:style-name="ce2" office:value-type="string">
            <text:p>Buenos días. Solicitam...</text:p>
          </table:table-cell>
          <table:table-cell table:style-name="ce2" office:value-type="string">
            <text:p>joseluis.ga...</text:p>
          </table:table-cell>
          <table:table-cell table:style-name="ce8" office:value-type="date" office:date-value="2015-03-05T11:37:00">
            <text:p>05/03/15 11:3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18h </text:p>
          </table:table-cell>
          <table:table-cell table:style-name="ce2" office:value-type="float" office:value="114186">
            <text:p>114186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Error acceso al ser...</text:p>
          </table:table-cell>
          <table:table-cell table:style-name="ce2" office:value-type="string">
            <text:p>Buenas tardes, tras la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5-03-02T19:41:00">
            <text:p>02/03/15 19:41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17h </text:p>
          </table:table-cell>
          <table:table-cell table:style-name="ce2" office:value-type="float" office:value="114039">
            <text:p>11403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Credenciales en thu...</text:p>
          </table:table-cell>
          <table:table-cell table:style-name="ce2" office:value-type="string">
            <text:p>Desde el hospital virgen ...</text:p>
          </table:table-cell>
          <table:table-cell table:style-name="ce2" office:value-type="string">
            <text:p>veronica.la...</text:p>
          </table:table-cell>
          <table:table-cell table:style-name="ce8" office:value-type="date" office:date-value="2015-02-27T14:03:00">
            <text:p>27/02/15 14:0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5h </text:p>
          </table:table-cell>
          <table:table-cell table:style-name="ce2" office:value-type="float" office:value="113930">
            <text:p>113930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Vaciar contenedor u...</text:p>
          </table:table-cell>
          <table:table-cell table:style-name="ce2" office:value-type="string">
            <text:p>Tras la respuesta por vue...</text:p>
          </table:table-cell>
          <table:table-cell table:style-name="ce2" office:value-type="string">
            <text:p>cristina.se...</text:p>
          </table:table-cell>
          <table:table-cell table:style-name="ce8" office:value-type="date" office:date-value="2015-02-26T11:47:00">
            <text:p>26/02/15 11:47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5h </text:p>
          </table:table-cell>
          <table:table-cell table:style-name="ce2" office:value-type="float" office:value="113881">
            <text:p>11388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Falta de permisos u...</text:p>
          </table:table-cell>
          <table:table-cell table:style-name="ce2" office:value-type="string">
            <text:p>Necesitamos que el usuari...</text:p>
          </table:table-cell>
          <table:table-cell table:style-name="ce2" office:value-type="string">
            <text:p>cristina.se...</text:p>
          </table:table-cell>
          <table:table-cell table:style-name="ce8" office:value-type="date" office:date-value="2015-02-26T08:35:00">
            <text:p>26/02/15 08:3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20h </text:p>
          </table:table-cell>
          <table:table-cell table:style-name="ce2" office:value-type="float" office:value="113125">
            <text:p>113125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no le sincroniza el calen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5-02-17T16:00:00">
            <text:p>17/02/15 16:0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20h </text:p>
          </table:table-cell>
          <table:table-cell table:style-name="ce2" office:value-type="float" office:value="109131">
            <text:p>10913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Hospital Universitario "V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4-12-23T10:10:00">
            <text:p>23/12/14 10:10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4">
          <table:table-cell table:style-name="ce7" office:value-type="string">
            <text:p>Existen novedades</text:p>
          </table:table-cell>
          <table:table-cell table:style-name="ce7" office:value-type="string">
            <text:p>Prioridad PLANIFICACIÓN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4d 22h </text:p>
          </table:table-cell>
          <table:table-cell table:style-name="ce2" office:value-type="float" office:value="108482">
            <text:p>10848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Peticiones desde el...</text:p>
          </table:table-cell>
          <table:table-cell table:style-name="ce2" office:value-type="string">
            <text:p>Buenos días, revisando lo...</text:p>
          </table:table-cell>
          <table:table-cell table:style-name="ce2" office:value-type="string">
            <text:p>albertoj.di...</text:p>
          </table:table-cell>
          <table:table-cell table:style-name="ce8" office:value-type="date" office:date-value="2014-12-15T11:48:00">
            <text:p>15/12/14 11:4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22h </text:p>
          </table:table-cell>
          <table:table-cell table:style-name="ce2" office:value-type="float" office:value="105002">
            <text:p>105002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Bloqueo terminal mo...</text:p>
          </table:table-cell>
          <table:table-cell table:style-name="ce2" office:value-type="string">
            <text:p>De forma aleatoria, los t...</text:p>
          </table:table-cell>
          <table:table-cell table:style-name="ce2" office:value-type="string">
            <text:p>jantonio.go...</text:p>
          </table:table-cell>
          <table:table-cell table:style-name="ce8" office:value-type="date" office:date-value="2014-11-06T10:53:00">
            <text:p>06/11/14 10:5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5h </text:p>
          </table:table-cell>
          <table:table-cell table:style-name="ce2" office:value-type="float" office:value="104251">
            <text:p>104251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Actualización de ci...</text:p>
          </table:table-cell>
          <table:table-cell table:style-name="ce2" office:value-type="string">
            <text:p>He recibido una actualiza...</text:p>
          </table:table-cell>
          <table:table-cell table:style-name="ce2" office:value-type="string">
            <text:p>laura.marti...</text:p>
          </table:table-cell>
          <table:table-cell table:style-name="ce8" office:value-type="date" office:date-value="2014-10-28T11:15:00">
            <text:p>28/10/14 11:15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20h </text:p>
          </table:table-cell>
          <table:table-cell table:style-name="ce2" office:value-type="float" office:value="104024">
            <text:p>104024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Asignación de la In...</text:p>
          </table:table-cell>
          <table:table-cell table:style-name="ce2" office:value-type="string">
            <text:p>Descripción de la Solicit...</text:p>
          </table:table-cell>
          <table:table-cell table:style-name="ce2" office:value-type="string">
            <text:p>sau.cges.ss...</text:p>
          </table:table-cell>
          <table:table-cell table:style-name="ce8" office:value-type="date" office:date-value="2014-10-24T13:46:00">
            <text:p>24/10/14 13:46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BAJ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6d 5h </text:p>
          </table:table-cell>
          <table:table-cell table:style-name="ce2" office:value-type="float" office:value="103869">
            <text:p>103869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definit...</text:p>
          </table:table-cell>
          <table:table-cell table:style-name="ce2" office:value-type="string">
            <text:p>Error con los acent...</text:p>
          </table:table-cell>
          <table:table-cell table:style-name="ce2" office:value-type="string">
            <text:p>Buenas tardes, en el p...</text:p>
          </table:table-cell>
          <table:table-cell table:style-name="ce2" office:value-type="string">
            <text:p>javier.lope...</text:p>
          </table:table-cell>
          <table:table-cell table:style-name="ce8" office:value-type="date" office:date-value="2014-10-22T18:43:00">
            <text:p>22/10/14 18:4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ALT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5d 22h </text:p>
          </table:table-cell>
          <table:table-cell table:style-name="ce2" office:value-type="float" office:value="103683">
            <text:p>103683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[AGATA] problemas d...</text:p>
          </table:table-cell>
          <table:table-cell table:style-name="ce2" office:value-type="string">
            <text:p>Buenos días, Durante t...</text:p>
          </table:table-cell>
          <table:table-cell table:style-name="ce2" office:value-type="string">
            <text:p>minmaculada...</text:p>
          </table:table-cell>
          <table:table-cell table:style-name="ce8" office:value-type="date" office:date-value="2014-10-21T11:43:00">
            <text:p>21/10/14 11:43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Existen novedades</text:p>
          </table:table-cell>
          <table:table-cell table:style-name="ce7" office:value-type="string">
            <text:p>Prioridad MEDIA</text:p>
          </table:table-cell>
          <table:table-cell table:style-name="ce7" office:value-type="string">
            <text:p>Indicadores correctos</text:p>
          </table:table-cell>
          <table:table-cell table:style-name="ce2" office:value-type="string">
            <text:p>3d 21h </text:p>
          </table:table-cell>
          <table:table-cell table:style-name="ce2" office:value-type="float" office:value="91088">
            <text:p>91088</text:p>
          </table:table-cell>
          <table:table-cell table:style-name="ce2" office:value-type="string">
            <text:p>Incidencia ...</text:p>
          </table:table-cell>
          <table:table-cell table:style-name="ce2" office:value-type="string">
            <text:p>Cierre tempora...</text:p>
          </table:table-cell>
          <table:table-cell table:style-name="ce2" office:value-type="string">
            <text:p>Error en sincroniza...</text:p>
          </table:table-cell>
          <table:table-cell table:style-name="ce2" office:value-type="string">
            <text:p>Se están observando error...</text:p>
          </table:table-cell>
          <table:table-cell table:style-name="ce2" office:value-type="string">
            <text:p>jorge.sanch...</text:p>
          </table:table-cell>
          <table:table-cell table:style-name="ce8" office:value-type="date" office:date-value="2014-04-14T14:58:00">
            <text:p>14/04/14 14:58</text:p>
          </table:table-cell>
          <table:table-cell table:style-name="ce2" office:value-type="string">
            <text:p><text:a xlink:href="https://naos.i-administracion.junta-andalucia.es/ServiceDesk/faces/jsp/incident/searchIncident/incidentSearch.xhtml#"> </text:a>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Hoja2.A1:Hoja2.C93" table:display-filter-buttons="true"/>
        <table:database-range table:target-range-address="Hoja2.A1:Hoja2.C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16/03/2015</text:date>, <text:time>08:4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3-10T09:53:36Z</meta:creation-date>
    <dc:date>2015-03-16T08:48:16.04</dc:date>
    <meta:editing-duration>PT7H18M26S</meta:editing-duration>
    <meta:editing-cycles>16</meta:editing-cycles>
    <meta:document-statistic meta:table-count="2" meta:cell-count="465" meta:object-count="0"/>
  </office:meta>
</office:document-meta>
</file>